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2.V2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Bug_for_zhongl.testDeserialize_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V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V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Bug_for_zhongl.testCustomedKey_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eyBug_for_zhongl.testCustom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Bug_for_zhongl.testDe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